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Lohit Hindi" svg:font-family="Lohit Hindi" style:font-family-generic="roman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style:font-weight-complex="bold" fo:font-size="18pt" style:font-size-asian="18pt" style:font-size-complex="18pt"/>
    </style:style>
    <style:style style:name="P31" style:parent-style-name="Standard" style:family="paragraph">
      <style:text-properties style:font-weight-complex="bold" fo:font-size="18pt" style:font-size-asian="18pt" style:font-size-complex="18pt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P69" style:parent-style-name="Standard" style:family="paragraph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P7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2" style:parent-style-name="Standard" style:family="paragraph">
      <style:text-properties fo:font-size="18pt" style:font-size-asian="18pt" style:font-size-complex="18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  <style:style style:name="P78" style:parent-style-name="Standard" style:family="paragraph">
      <style:text-properties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P8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3" style:parent-style-name="Standard" style:family="paragraph">
      <style:text-properties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name="P87" style:parent-style-name="Standard" style:family="paragraph">
      <style:text-properties fo:font-size="18pt" style:font-size-asian="18pt" style:font-size-complex="18pt"/>
    </style:style>
    <style:style style:name="P88" style:parent-style-name="Standard" style:family="paragraph">
      <style:text-properties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P90" style:parent-style-name="Standard" style:family="paragraph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P96" style:parent-style-name="Standard" style:family="paragraph">
      <style:text-properties fo:font-size="18pt" style:font-size-asian="18pt" style:font-size-complex="18pt"/>
    </style:style>
    <style:style style:name="P97" style:parent-style-name="Standard" style:family="paragraph">
      <style:text-properties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P99" style:parent-style-name="Standard" style:family="paragraph">
      <style:text-properties fo:font-size="18pt" style:font-size-asian="18pt" style:font-size-complex="18pt"/>
    </style:style>
    <style:style style:name="P100" style:parent-style-name="Standard" style:family="paragraph">
      <style:text-properties fo:font-size="18pt" style:font-size-asian="18pt" style:font-size-complex="18pt"/>
    </style:style>
    <style:style style:name="P101" style:parent-style-name="Standard" style:family="paragraph">
      <style:text-properties fo:font-size="18pt" style:font-size-asian="18pt" style:font-size-complex="18pt"/>
    </style:style>
    <style:style style:name="P102" style:parent-style-name="Standard" style:family="paragraph">
      <style:text-properties fo:font-size="18pt" style:font-size-asian="18pt" style:font-size-complex="18pt"/>
    </style:style>
    <style:style style:name="P103" style:parent-style-name="Standard" style:family="paragraph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P105" style:parent-style-name="Standard" style:family="paragraph">
      <style:text-properties fo:font-size="18pt" style:font-size-asian="18pt" style:font-size-complex="18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name="P10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8pt" style:font-size-asian="18pt" style:font-size-complex="18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8pt" style:font-size-asian="18pt" style:font-size-complex="18pt"/>
    </style:style>
    <style:style style:name="P114" style:parent-style-name="Standard" style:family="paragraph">
      <style:text-properties fo:font-size="18pt" style:font-size-asian="18pt" style:font-size-complex="18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P121" style:parent-style-name="Standard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8pt" style:font-size-asian="18pt" style:font-size-complex="18pt"/>
    </style:style>
    <style:style style:name="P125" style:parent-style-name="Standard" style:family="paragraph">
      <style:text-properties fo:font-size="18pt" style:font-size-asian="18pt" style:font-size-complex="18pt"/>
    </style:style>
    <style:style style:name="P126" style:parent-style-name="Standard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8pt" style:font-size-asian="18pt" style:font-size-complex="18pt"/>
    </style:style>
    <style:style style:name="P128" style:parent-style-name="Standard" style:family="paragraph">
      <style:text-properties fo:font-size="18pt" style:font-size-asian="18pt" style:font-size-complex="18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Standard" style:family="paragraph">
      <style:text-properties fo:font-size="18pt" style:font-size-asian="18pt" style:font-size-complex="18pt"/>
    </style:style>
    <style:style style:name="P131" style:parent-style-name="Standard" style:family="paragraph">
      <style:text-properties fo:font-size="18pt" style:font-size-asian="18pt" style:font-size-complex="18pt"/>
    </style:style>
    <style:style style:name="P132" style:parent-style-name="Standard" style:family="paragraph">
      <style:text-properties fo:font-size="18pt" style:font-size-asian="18pt" style:font-size-complex="18pt"/>
    </style:style>
    <style:style style:name="P133" style:parent-style-name="Standard" style:family="paragraph">
      <style:text-properties fo:font-size="18pt" style:font-size-asian="18pt" style:font-size-complex="18pt"/>
    </style:style>
    <style:style style:name="P134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<text:a xlink:href="mailto:Jyotsna.ducat@gmail.com" office:target-frame-name="_top" xlink:show="replace"/></text:p>
      <text:p text:style-name="P2"/>
      <text:p text:style-name="P3">R Programming &amp; Data Analytics</text:p>
      <text:p text:style-name="P4"/>
      <text:h text:style-name="Heading1" text:outline-level="1">Class 1</text:h>
      <text:p text:style-name="P5"/>
      <text:p text:style-name="P6">History of R</text:p>
      <text:p text:style-name="P7">Features of R</text:p>
      <text:p text:style-name="P8">SAS versus R</text:p>
      <text:p text:style-name="P9">S and S-PLUS</text:p>
      <text:p text:style-name="P10">Obtaining R</text:p>
      <text:p text:style-name="P11">R Interface</text:p>
      <text:h text:style-name="Heading1" text:outline-level="1">Class 2</text:h>
      <text:p text:style-name="P12"/>
      <text:p text:style-name="P13">Data type</text:p>
      <text:p text:style-name="P14">Coercion</text:p>
      <text:p text:style-name="P15">Vectors</text:p>
      <text:p text:style-name="P16">Operations on Vectors</text:p>
      <text:p text:style-name="P17"/>
      <text:p text:style-name="P18">Class 3:</text:p>
      <text:p text:style-name="P19">Array</text:p>
      <text:p text:style-name="P20">Matrix</text:p>
      <text:p text:style-name="P21">R-bind and C-bind in Matrix</text:p>
      <text:p text:style-name="P22">Operations on Matrix and Array</text:p>
      <text:p text:style-name="P23"/>
      <text:p text:style-name="P24">Class 4:</text:p>
      <text:p text:style-name="P25">Factors</text:p>
      <text:p text:style-name="P26">List</text:p>
      <text:p text:style-name="P27"/>
      <text:p text:style-name="P28">Class<text:s/>5:</text:p>
      <text:p text:style-name="P29">Data Frame</text:p>
      <text:p text:style-name="P30">Merging of Data frame</text:p>
      <text:p text:style-name="P31">Joins in Data frame</text:p>
      <text:p text:style-name="P32"/>
      <text:p text:style-name="P33"/>
      <text:p text:style-name="P34"/>
      <text:p text:style-name="P35">Class 6/7:</text:p>
      <text:p text:style-name="P36">Lapply</text:p>
      <text:p text:style-name="P37">Sapply</text:p>
      <text:p text:style-name="P38">Apply</text:p>
      <text:p text:style-name="P39">Tapply</text:p>
      <text:p text:style-name="P40">Mapply</text:p>
      <text:p text:style-name="P41">Sapply</text:p>
      <text:p text:style-name="P42"/>
      <text:p text:style-name="P43">Class 8:</text:p>
      <text:p text:style-name="P44">Date and Time in R</text:p>
      <text:p text:style-name="P45">Dates in R</text:p>
      <text:p text:style-name="P46">Time in R</text:p>
      <text:p text:style-name="P47">Operation on Dates and Time on R</text:p>
      <text:p text:style-name="P48"><text:s text:c="2"/></text:p>
      <text:p text:style-name="P49">Class 9<text:s/>: Reading and Writting data</text:p>
      <text:p text:style-name="P50"/>
      <text:p text:style-name="P51">Reading Tabular Data</text:p>
      <text:p text:style-name="P52">Reading Large Tables</text:p>
      <text:p text:style-name="P53">Writing File</text:p>
      <text:p text:style-name="P54">Reading data file</text:p>
      <text:p text:style-name="P55">File Connection</text:p>
      <text:p text:style-name="P56">Reading lines of text file</text:p>
      <text:p text:style-name="P57"/>
      <text:p text:style-name="P58"/>
      <text:p text:style-name="P59">Class 10</text:p>
      <text:p text:style-name="P60"/>
      <text:p text:style-name="P61">If</text:p>
      <text:p text:style-name="P62">For</text:p>
      <text:p text:style-name="P63">Repeat</text:p>
      <text:p text:style-name="P64">Next</text:p>
      <text:p text:style-name="P65">Return</text:p>
      <text:p text:style-name="P66"/>
      <text:p text:style-name="P67"/>
      <text:p text:style-name="P68"/>
      <text:p text:style-name="P69"/>
      <text:p text:style-name="P70">Class: 11</text:p>
      <text:p text:style-name="P71">Graph Plotting</text:p>
      <text:p text:style-name="P72">Density Plot</text:p>
      <text:p text:style-name="P73">Dot Plot</text:p>
      <text:p text:style-name="P74">Bar Plot</text:p>
      <text:p text:style-name="P75">Pie Charts</text:p>
      <text:p text:style-name="P76">Line Charts</text:p>
      <text:p text:style-name="P77">Box Pot</text:p>
      <text:p text:style-name="P78">Scatter Pot</text:p>
      <text:p text:style-name="P79"/>
      <text:p text:style-name="P80">Class 12</text:p>
      <text:p text:style-name="P81"><text:s/>Advance Plotting</text:p>
      <text:p text:style-name="P82"/>
      <text:p text:style-name="P83">Advance Plotting</text:p>
      <text:p text:style-name="P84">How to make graphs</text:p>
      <text:p text:style-name="P85">Association Plot</text:p>
      <text:p text:style-name="P86">Spline Plot</text:p>
      <text:p text:style-name="P87">Mosaic Plot</text:p>
      <text:p text:style-name="P88">Trees (Dendogram, Radial, Cladogram, Unrooted, fan)</text:p>
      <text:p text:style-name="P89">Tree maps</text:p>
      <text:p text:style-name="P90">Market<text:s/>maps<text:tab/></text:p>
      <text:p text:style-name="P91">Countour Plot</text:p>
      <text:p text:style-name="P92">Bubble Plot</text:p>
      <text:p text:style-name="P93">Correlation Plot</text:p>
      <text:p text:style-name="P94">Rose Graph</text:p>
      <text:p text:style-name="P95">Word Cloud</text:p>
      <text:p text:style-name="P96">Maps</text:p>
      <text:p text:style-name="P97"/>
      <text:p text:style-name="P98">Lattice Graphs</text:p>
      <text:p text:style-name="P99">Combining Plot</text:p>
      <text:p text:style-name="P100">Ggplots graph</text:p>
      <text:p text:style-name="P101">Probability graphs</text:p>
      <text:p text:style-name="P102"/>
      <text:p text:style-name="P103">Saving Plot</text:p>
      <text:p text:style-name="P104"/>
      <text:p text:style-name="P105"/>
      <text:p text:style-name="P106">Debugging Tools</text:p>
      <text:p text:style-name="P107"/>
      <text:p text:style-name="P108"/>
      <text:p text:style-name="P109">Advance R with data Analytics (week 5 to Week 8)</text:p>
      <text:p text:style-name="P110"/>
      <text:p text:style-name="P111">Descriptive Statistics</text:p>
      <text:p text:style-name="P112">Inferential Statistics</text:p>
      <text:p text:style-name="P113">Hypothesis Testing</text:p>
      <text:p text:style-name="P114">Non Parametric Tests</text:p>
      <text:p text:style-name="P115">Analytics Methodology</text:p>
      <text:p text:style-name="P116">Data Exploration and Data Prepration for Modelling</text:p>
      <text:p text:style-name="P117">Linear Regression</text:p>
      <text:p text:style-name="P118">Logistic Regression</text:p>
      <text:p text:style-name="P119">Clustering</text:p>
      <text:p text:style-name="P120">Decision trees</text:p>
      <text:p text:style-name="P121"/>
      <text:p text:style-name="P122">week 1 : <text:s/>23 , 24 july</text:p>
      <text:p text:style-name="P123">week2 <text:s/>: <text:s/>30 july</text:p>
      <text:p text:style-name="P124">week3 : <text:s text:c="2"/>6<text:s/>August</text:p>
      <text:p text:style-name="P125">Week 4: <text:s/>13 August</text:p>
      <text:p text:style-name="P126">Week5: <text:s text:c="2"/>20 Aug,</text:p>
      <text:p text:style-name="P127">Week6 <text:s text:c="3"/>27 Aug</text:p>
      <text:p text:style-name="P128">Week6: <text:s text:c="2"/>Regression Analysis</text:p>
      <text:p text:style-name="P129">Week7: <text:s text:c="2"/>Clustering</text:p>
      <text:p text:style-name="P130">Week8: <text:s text:c="2"/>Decision Trees</text:p>
      <text:p text:style-name="P131">Week9: <text:s text:c="2"/></text:p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Lohit Hindi" svg:font-family="Lohit Hindi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DefaultLTGliederung1" style:display-name="Default~LT~Gliederung 1" style:family="paragraph">
      <style:paragraph-properties fo:widows="2" fo:orphans="2" fo:margin-bottom="0.1965in"/>
      <style:text-properties style:font-name="FreeSans" style:font-name-asian="DejaVu Sans" style:font-name-complex="Liberation Sans" fo:color="#000000" fo:font-size="31.5pt" style:font-size-asian="31.5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widows="2" fo:orphans="2" fo:text-align="center"/>
      <style:text-properties style:font-name="FreeSans" style:font-name-asian="DejaVu Sans" style:font-name-complex="Liberation Sans" fo:color="#000000" fo:font-size="44pt" style:font-size-asian="44pt" fo:hyphenate="false"/>
    </style:style>
    <style:style style:name="DefaultLTUntertitel" style:display-name="Default~LT~Untertitel" style:family="paragraph">
      <style:paragraph-properties fo:widows="2" fo:orphans="2"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DefaultLTNotizen" style:display-name="Default~LT~Notizen" style:family="paragraph">
      <style:paragraph-properties fo:widows="2" fo:orphans="2"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DefaultLTHintergrundobjekte" style:display-name="Default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DefaultLTHintergrund" style:display-name="Default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-asian="DejaVu Sans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-asian="DejaVu Sans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Lohit Hindi" style:font-name-asian="DejaVu Sans" style:font-name-complex="Liberation Sans" fo:color="#000000" fo:font-size="29pt" style:font-size-asian="29pt" fo:hyphenate="false"/>
    </style:style>
    <style:style style:name="Outline1" style:display-name="Outline 1" style:family="paragraph">
      <style:paragraph-properties fo:widows="2" fo:orphans="2" fo:margin-bottom="0.1958in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69in"/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66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77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88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LushGreenLTGliederung1" style:display-name="LushGreen~LT~Gliederung 1" style:family="paragraph">
      <style:paragraph-properties fo:widows="2" fo:orphans="2" fo:margin-bottom="0.1958in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LushGreenLTGliederung2" style:display-name="LushGreen~LT~Gliederung 2" style:family="paragraph" style:parent-style-name="LushGreenLTGliederung1">
      <style:paragraph-properties fo:margin-bottom="0.1569in"/>
      <style:text-properties fo:font-size="28pt" style:font-size-asian="28pt" fo:hyphenate="false"/>
    </style:style>
    <style:style style:name="LushGreenLTGliederung3" style:display-name="LushGreen~LT~Gliederung 3" style:family="paragraph" style:parent-style-name="LushGreenLTGliederung2">
      <style:paragraph-properties fo:margin-bottom="0.1166in"/>
      <style:text-properties fo:font-size="24pt" style:font-size-asian="24pt" fo:hyphenate="false"/>
    </style:style>
    <style:style style:name="LushGreenLTGliederung4" style:display-name="LushGreen~LT~Gliederung 4" style:family="paragraph" style:parent-style-name="LushGreenLTGliederung3">
      <style:paragraph-properties fo:margin-bottom="0.0777in"/>
      <style:text-properties fo:font-size="20pt" style:font-size-asian="20pt" fo:hyphenate="false"/>
    </style:style>
    <style:style style:name="LushGreenLTGliederung5" style:display-name="LushGreen~LT~Gliederung 5" style:family="paragraph" style:parent-style-name="LushGreenLTGliederung4">
      <style:paragraph-properties fo:margin-bottom="0.0388in"/>
      <style:text-properties fo:hyphenate="false"/>
    </style:style>
    <style:style style:name="LushGreenLTGliederung6" style:display-name="LushGreen~LT~Gliederung 6" style:family="paragraph" style:parent-style-name="LushGreenLTGliederung5">
      <style:text-properties fo:hyphenate="false"/>
    </style:style>
    <style:style style:name="LushGreenLTGliederung7" style:display-name="LushGreen~LT~Gliederung 7" style:family="paragraph" style:parent-style-name="LushGreenLTGliederung6">
      <style:text-properties fo:hyphenate="false"/>
    </style:style>
    <style:style style:name="LushGreenLTGliederung8" style:display-name="LushGreen~LT~Gliederung 8" style:family="paragraph" style:parent-style-name="LushGreenLTGliederung7">
      <style:text-properties fo:hyphenate="false"/>
    </style:style>
    <style:style style:name="LushGreenLTGliederung9" style:display-name="LushGreen~LT~Gliederung 9" style:family="paragraph" style:parent-style-name="LushGreenLTGliederung8">
      <style:text-properties fo:hyphenate="false"/>
    </style:style>
    <style:style style:name="LushGreenLTTitel" style:display-name="LushGreen~LT~Titel" style:family="paragraph">
      <style:paragraph-properties fo:widows="2" fo:orphans="2" fo:text-align="center"/>
      <style:text-properties style:font-name="Lohit Hindi" style:font-name-asian="DejaVu Sans" style:font-name-complex="Liberation Sans" fo:color="#000000" fo:font-size="44pt" style:font-size-asian="44pt" fo:hyphenate="false"/>
    </style:style>
    <style:style style:name="LushGreenLTUntertitel" style:display-name="LushGreen~LT~Untertitel" style:family="paragraph">
      <style:paragraph-properties fo:widows="2" fo:orphans="2" fo:text-align="center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LushGreenLTNotizen" style:display-name="LushGreen~LT~Notizen" style:family="paragraph">
      <style:paragraph-properties fo:widows="2" fo:orphans="2" fo:margin-left="0.2361in">
        <style:tab-stops/>
      </style:paragraph-properties>
      <style:text-properties style:font-name="Lohit Hindi" style:font-name-asian="DejaVu Sans" style:font-name-complex="Liberation Sans" fo:color="#000000" fo:font-size="29pt" style:font-size-asian="29pt" fo:hyphenate="false"/>
    </style:style>
    <style:style style:name="LushGreenLTHintergrundobjekte" style:display-name="LushGreen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LushGreenLTHintergrund" style:display-name="LushGreen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nghpriya</meta:initial-creator>
    <dc:creator>Sanghpriya</dc:creator>
    <meta:creation-date>2016-07-27T10:18:00Z</meta:creation-date>
    <dc:date>2017-09-17T12:53:00Z</dc:date>
    <meta:template xlink:href="Normal" xlink:type="simple"/>
    <meta:editing-cycles>6</meta:editing-cycles>
    <meta:editing-duration>PT6480S</meta:editing-duration>
    <meta:document-statistic meta:page-count="4" meta:paragraph-count="3" meta:word-count="246" meta:character-count="1646" meta:row-count="11" meta:non-whitespace-character-count="1403"/>
  </office:meta>
</office:document-meta>
</file>